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400000152D7474292.png"/>
  <manifest:file-entry manifest:media-type="image/png" manifest:full-path="Pictures/10000000000001850000012CF3C9D6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1">
      <style:paragraph-properties fo:text-align="justify" style:justify-single-word="false"/>
      <style:text-properties fo:font-weight="bold"/>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list-style-name="L1">
      <style:paragraph-properties fo:text-align="justify"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list-style-name="L2">
      <style:paragraph-properties fo:text-align="justify" style:justify-single-word="false"/>
      <style:text-properties fo:font-weight="normal" style:font-weight-asian="normal" style:font-weight-complex="normal"/>
    </style:style>
    <style:style style:name="P11" style:family="paragraph" style:parent-style-name="Standard" style:list-style-name="L3">
      <style:paragraph-properties fo:text-align="justify" style:justify-single-word="false"/>
      <style:text-properties fo:font-weight="normal" style:font-weight-asian="normal" style:font-weight-complex="normal"/>
    </style:style>
    <style:style style:name="P12" style:family="paragraph" style:parent-style-name="Standard" style:list-style-name="L4">
      <style:paragraph-properties fo:text-align="justify" style:justify-single-word="false"/>
      <style:text-properties fo:font-weight="normal" style:font-weight-asian="normal" style:font-weight-complex="normal"/>
    </style:style>
    <style:style style:name="P13" style:family="paragraph" style:parent-style-name="Standard" style:list-style-name="L6">
      <style:paragraph-properties fo:text-align="justify" style:justify-single-word="false"/>
      <style:text-properties fo:font-weight="normal" style:font-weight-asian="normal" style:font-weight-complex="normal"/>
    </style:style>
    <style:style style:name="P14" style:family="paragraph" style:parent-style-name="Standard" style:list-style-name="L7">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style:font-weight-asian="normal" style:font-weight-complex="normal"/>
    </style:style>
    <style:style style:name="P16" style:family="paragraph" style:parent-style-name="Standard" style:list-style-name="L5">
      <style:paragraph-properties fo:text-align="justify" style:justify-single-word="false" fo:break-before="pag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color="#000000" style:font-name="Times New Roman" fo:font-size="12pt" fo:letter-spacing="normal" fo:font-style="italic" fo:font-weight="normal" style:font-size-asian="12pt" style:font-size-complex="12pt"/>
    </style:style>
    <style:style style:name="T5" style:family="text">
      <style:text-properties fo:font-weight="bold" style:font-weight-asian="bold" style:font-weight-complex="bold"/>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GINNING JAVA EE7 EJB 3 </text:p>
      <text:p text:style-name="P2"/>
      <text:p text:style-name="P3">Introduccion a los Sessions Beans</text:p>
      <text:p text:style-name="P3"/>
      <text:p text:style-name="P4">Los session beans son objetos no persistentes que implementan la logica de negocio que se ejecutan en el servidor. Estos componentes se usan normalmente para modelar una tarea particular del usuario o caso de uso. Los session beans pueden contener la logica del negocio para muchos tipos de aplicaciones como entrada de pedidos, manejo de recurso humanos y aplicaciones de reportes. El contendor EJB provee servicios al session bean y el bean indica que servicio necesita usar anotaciones java o metadatos xml.</text:p>
      <text:p text:style-name="P4"/>
      <text:p text:style-name="P3">Tipos de Session Beans</text:p>
      <text:p text:style-name="P3"/>
      <text:list xml:id="list5818798500796919943" text:style-name="L1">
        <text:list-item>
          <text:p text:style-name="P5"><text:span text:style-name="T5">Stateless Session Bean : </text:span><text:span text:style-name="T1">Este session bean no mantiene ningun estado conversacional. Esta pensado para ser usado en procesos de negocios que tiene a</text:span><text:span text:style-name="T6"> una unica interaccion, por tanto no requieren de mantener <text:s/>un estado entre multiples invocaciones. Despues de la ejecucion de cada metodo, el contenedor <text:s/>puede decidir mantenerlo, destruirlo, limpiar <text:s/>toda la <text:s/>informacion resultante de ejecuciones previas. </text:span><text:span text:style-name="T2">Un stateless session bean sólo debe contener información que no es específica a un cliente como una referencia a una fuente de recursos, que es guardada en una variable privada y que puede ser eliminada en cualquier instante por el container. Los métodos independientes y que están determinados sólo por los parámetros entregados por el cliente son candidatos a ser representados en este tipo de bean. Por ejemplo un método que realice un cálculo matemático con los valores entregados y retorne el resultado, o un método que verifique la validez de un número de tarjeta de crédito son posibles métodos implementables por stateless session beans.</text:span></text:p>
        </text:list-item>
      </text:list>
      <text:p text:style-name="P1"/>
      <text:list xml:id="list41747338" text:continue-numbering="true" text:style-name="L1">
        <text:list-item>
          <text:p text:style-name="P6"><text:span text:style-name="T7">Statefull Session Bean : </text:span><text:span text:style-name="T1">Este tipo de bean mantiene un estado, y una instancia particular y una instancia particular del bean es asociado con una especifica solicitud del cliente. Stateful beans puede ser vistos como una extension a programas clientes que estan corriendo en el servidor. Estan diseñados para servir procesos de negocios que abarcan multiples llamados a funciones o transacciones. </text:span><text:span text:style-name="T2">Para lograr esto es necesario guardar el estado en que se encuentra el bean luego de cada ejecución del cliente, el cual se mantiene y actualiza para cada nueva invocación del mismo cliente.</text:span><text:span text:style-name="T3">Un ejemplo de stateful session bean es implementar un carro de compras donde el cliente selecciona variados ítemes que deben ser agregados a él. Para realizar este proceso es necesario que una componente deba mantenerse ligada a un cliente en particular entre distintos </text:span><text:span text:style-name="T4">requests</text:span><text:span text:style-name="T3">, actualizando su estado cuando corresponda.</text:span></text:p>
        </text:list-item>
        <text:list-item>
          <text:p text:style-name="P8">Singleton Session Bean : <text:span text:style-name="T1">Un clase java singleton, es un objeto que el contenedor de aplicaciones instanciará una unica vez y será compartida por todo el mundo, esta pensada para guardar datos que son comunes a todos los usuarios o cliente de nuestra aplicación.</text:span></text:p>
        </text:list-item>
      </text:list>
      <text:p text:style-name="P4"/>
      <text:p text:style-name="P3">CUANDO UTILIZAMOS SESSION BEANS</text:p>
      <text:p text:style-name="P3"/>
      <text:p text:style-name="P4">Los session beans son utilizados cuando escribimos logica de negocio, mantenemos un estado de conversacion para el cliente, y el <text:s/>modelo de procesos backend o tareas de usuarios que realizan una o mas operaciones de negocio, los ejemplo tipico son:</text:p>
      <text:p text:style-name="P4"/>
      <text:list xml:id="list6512476942680095553" text:style-name="L2">
        <text:list-item>
          <text:p text:style-name="P10">Un session bean en una aplicación de recursos humanos que crea un nuevo empleado y le asigna al empleado un departamento particular.</text:p>
        </text:list-item>
        <text:list-item>
          <text:p text:style-name="P10">Un session bean en una aplicación de reportes que crea un nuevo reporte.</text:p>
        </text:list-item>
        <text:list-item>
          <text:p text:style-name="P10">Un session bean en una aplicación de entrada de pedidos que crea un nuevo pedido para un cliente particular.</text:p>
        </text:list-item>
        <text:list-item>
          <text:p text:style-name="P10"><text:soft-page-break/>Un session bean que maneja el contenido de un carrito de compras en una aplicación e-commerce.</text:p>
        </text:list-item>
        <text:list-item>
          <text:p text:style-name="P10">Un Session bean que maneja los servicios de transacciones en un contendor EJB(eliminando la necesidad del desarrollador de aplicaciones escribir el soporte de transacciones)</text:p>
        </text:list-item>
      </text:list>
      <text:p text:style-name="P4"/>
      <text:p text:style-name="P3">STATELESS SESSION BEANS</text:p>
      <text:p text:style-name="P3"/>
      <text:p text:style-name="P4">Un session bean stateless esta compuesto de los siguientes elementos:</text:p>
      <text:p text:style-name="P4"/>
      <text:list xml:id="list8111957249948172111" text:style-name="L3">
        <text:list-item>
          <text:p text:style-name="P11">Una bean class, la cual contiene la implementacion de los metodos de negocio a ser ejecutados.</text:p>
        </text:list-item>
        <text:list-item>
          <text:p text:style-name="P11">Opcionalmente, una o mas interfaces de negocios que permiten diferentes combinaciones de los metodos de negocios del bean a ser presentado en la aplicación cliente.</text:p>
        </text:list-item>
      </text:list>
      <text:p text:style-name="P4"/>
      <text:p text:style-name="P3">BEAN CLASS</text:p>
      <text:p text:style-name="P3"/>
      <text:p text:style-name="P4">Un bean class stateless session es cualquier clase java standard que tiene una anotacion a nivel de clase @Stateless. Si en lugar de anotaciones utilizamos un deployment descriptor, el bean class deberia ser denotado como stateless session bean en el ejb-jar.xml dscriptor. Si utilizamos ambos, anotaciones y deployment descriptor entonces @Stateless debe ser especificada si cualquier anotacion a nivel de clase o nivel de miembro son especificados en el bean class. Si ambos anitaciones y deployment descriptor son usados, entonces las configuraciones o valores en el deployment descriptor sobre escrbira en las clases durante el proceso de deployment.</text:p>
      <text:p text:style-name="P4"/>
      <text:p text:style-name="P3">THE BUSINESS INTERFACE</text:p>
      <text:p text:style-name="P3"/>
      <text:p text:style-name="P4">Una interface de negocio staless session es una interface java standard con ningun otro requerimiento. Esta <text:s/>interface tiene una lista de definiciones de metodos de negocio que estarán disponibles para al aplicación cliente. Un session bean puede tener una interface de negocio que es implementado por el bean class. Las interfaces de negocios puede tambien usar anotaciones como</text:p>
      <text:list xml:id="list9142528513241977695" text:style-name="L4">
        <text:list-item>
          <text:p text:style-name="P12">La anotacion @Remote puede ser usada para denotar la interface de negocio remota</text:p>
        </text:list-item>
        <text:list-item>
          <text:p text:style-name="P12">La anotacion @Local puede ser usada para denotar la interface de negocio es local</text:p>
        </text:list-item>
      </text:list>
      <text:p text:style-name="P4"/>
      <text:p text:style-name="P4">Si su arquitectura tiene un requerimiento donde la app cliente(web o rich) tiene que ejecutarse en una diferente java virtual machine desde una que es usada para correr un session bean en un EJB Container entonces necesitamos utilizar una interface @Remote. Las JVM pueden estar en la misma pc o en maquinas separadas. Si la arquitectura de la appusara la misma JVM para ambos, cliente y session beans, entonces el desempeño es mejorado usando una local interface.</text:p>
      <text:p text:style-name="P4"/>
      <text:p text:style-name="P4">Es posible que su arquitectura requiera interfaces local y remote, por ejemplo, una empresa podria tener una app de ingreso de pedidos que es desarrollada usando sessions beans que tiene metodos de negocio para someter nuevos pedidos y tambien manejar tareas administrativas, como ingreso de datos de productos, potencialmente, <text:s/>podriamos tener dos diferentes app clientes que acceden a la app back end de entrada de pedido como sigue:</text:p>
      <text:p text:style-name="P4"/>
      <text:list xml:id="list7199044232372407085" text:style-name="L5">
        <text:list-item>
          <text:p text:style-name="P16">Una app web cliente que ejecutarse en la misma maquina que los session bean y ser usados para someter nuevos pedidos</text:p>
        </text:list-item>
      </text:list>
      <text:p text:style-name="P4"/>
      <text:p text:style-name="P4"><draw:frame draw:style-name="fr1" draw:name="gráficos1" text:anchor-type="paragraph" svg:width="9.419cm" svg:height="8.943cm" draw:z-index="0"><draw:image xlink:href="Pictures/100000000000016400000152D7474292.png" xlink:type="simple" xlink:show="embed" xlink:actuate="onLoad"/></draw:frame></text:p>
      <text:list xml:id="list702755636043202726" text:style-name="L6">
        <text:list-item>
          <text:p text:style-name="P13">Una app cliente enriquecida que se ejecuta en una maquina desktop y es usada por el administrador para tares de data entry</text:p>
        </text:list-item>
      </text:list>
      <text:p text:style-name="P4"/>
      <text:p text:style-name="P4"><draw:frame draw:style-name="fr1" draw:name="gráficos2" text:anchor-type="paragraph" svg:width="10.292cm" svg:height="7.938cm" draw:z-index="1"><draw:image xlink:href="Pictures/10000000000001850000012CF3C9D6E3.png" xlink:type="simple" xlink:show="embed" xlink:actuate="onLoad"/></draw:frame></text:p>
      <text:p text:style-name="P3">LOS INTERCEPTORES</text:p>
      <text:p text:style-name="P3"/>
      <text:p text:style-name="P4">Es una anotacion que permite intervernir en la invocacion de metodos de negocio para agregar su propio codigo antes y despues de la llamada a un metodo. Existen muchos casos de uso donde son aplicables los interceptores como: </text:p>
      <text:p text:style-name="P4"/>
      <text:list xml:id="list4073084269986507334" text:style-name="L7">
        <text:list-item>
          <text:p text:style-name="P14">Realizar comprobaciones adicionales antes de un metodo de negocio critico que transfiere 100,000USD.</text:p>
        </text:list-item>
        <text:list-item>
          <text:p text:style-name="P14">Realizar algunos analisis de rendimiento para calcular el tiempo que toma un tarea</text:p>
        </text:list-item>
        <text:list-item>
          <text:p text:style-name="P14"><text:soft-page-break/>Hacer un registro adicional antes o despues de la invocacion al metodo.</text:p>
        </text:list-item>
      </text:list>
      <text:p text:style-name="P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05T21:00:28.48</meta:creation-date>
    <dc:date>2018-01-02T21:55:07.59</dc:date>
    <dc:creator>cv </dc:creator>
    <meta:editing-duration>PT5H12M7S</meta:editing-duration>
    <meta:editing-cycles>6</meta:editing-cycles>
    <meta:generator>OpenOffice/4.1.4$Win32 OpenOffice.org_project/414m5$Build-9788</meta:generator>
    <meta:document-statistic meta:table-count="0" meta:image-count="2" meta:object-count="0" meta:page-count="4" meta:paragraph-count="33" meta:word-count="1109" meta:character-count="6898"/>
  </office:meta>
</office:document-meta>
</file>